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7ce37" officeooo:paragraph-rsid="0027ce37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79a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3e41"/>
    </style:style>
    <style:style style:name="T8" style:family="text">
      <style:text-properties officeooo:rsid="00239a80"/>
    </style:style>
    <style:style style:name="T9" style:family="text">
      <style:text-properties officeooo:rsid="0025effa"/>
    </style:style>
    <style:style style:name="T10" style:family="text">
      <style:text-properties officeooo:rsid="002679a6"/>
    </style:style>
    <style:style style:name="T11" style:family="text">
      <style:text-properties officeooo:rsid="0027c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6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4"/>
      <text:p text:style-name="P12">ЛАБОРАТОРНАЯ РАБОТА №<text:span text:style-name="T11">1</text:span></text:p>
      <text:p text:style-name="P13">по курсу: «<text:span text:style-name="T9">Методы оптимального и адаптивного управления</text:span>»</text:p>
      <text:p text:style-name="P16">Поиск минимума критерия качества </text:p>
      <text:p text:style-name="P16">для статической задачи оптимизации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8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8">Герасимов Д.Н.</text:span></text:p>
      <text:p text:style-name="P8"/>
      <text:p text:style-name="P8"><text:tab/>«<text:span text:style-name="T4">__</text:span>» <text:span text:style-name="T10">дека</text:span>бря 2017 г.</text:p>
      <text:p text:style-name="P8"/>
      <text:p text:style-name="P8"/>
      <text:p text:style-name="P8"/>
      <text:p text:style-name="P14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7"> </text:span><text:span text:style-name="T8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11T16:33:38.834311208</dc:date>
    <meta:editing-duration>PT32M3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75" meta:character-count="638" meta:non-whitespace-character-count="554"/>
  </office:meta>
</office:document-meta>
</file>